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289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ext-properties style:font-name="F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fo:font-size="12pt" fo:language="en" fo:country="US" style:font-size-asian="12pt" style:font-size-complex="6.80000019073486pt"/>
    </style:style>
    <style:style style:name="T2" style:family="text">
      <style:text-properties style:font-name="F" fo:font-size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Miasma Item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BC Number</text:p>
          </table:table-cell>
          <table:table-cell table:style-name="ce1" office:value-type="string">
            <text:p>Security Rating</text:p>
          </table:table-cell>
          <table:table-cell table:style-name="ce1" office:value-type="string">
            <text:p>Done Access Code?</text:p>
          </table:table-cell>
          <table:table-cell table:style-name="ce1" office:value-type="string">
            <text:p>Done Quality?</text:p>
          </table:table-cell>
          <table:table-cell table:style-name="ce1" office:value-type="string">
            <text:p>Done Item Storylets?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The Cambium</text:p>
          </table:table-cell>
          <table:table-cell office:value-type="string">
            <text:p>Item</text:p>
          </table:table-cell>
          <table:table-cell office:value-type="string">
            <text:p><text:a xlink:href="http://blackcrownproject.com/miasma/peatsvarious">http://blackcrownproject.com/miasma/peatsvarious</text:a>/cambiumentire</text:p>
          </table:table-cell>
          <table:table-cell table:number-columns-repeated="2" office:value-type="string">
            <text:p>N/A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The Dunnage Label</text:p>
          </table:table-cell>
          <table:table-cell office:value-type="string">
            <text:p>Item</text:p>
          </table:table-cell>
          <table:table-cell office:value-type="string">
            <text:p><text:a xlink:href="http://blackcrownproject.com/kjokkenmoddings/amplexo/dunnage1">http://blackcrownproject.com/kjokkenmoddings/amplexo/dunnage1</text:a></text:p>
          </table:table-cell>
          <table:table-cell table:number-columns-repeated="2" office:value-type="string">
            <text:p>N/A</text:p>
          </table:table-cell>
          <table:table-cell table:number-columns-repeated="3" office:value-type="string">
            <text:p>Y</text:p>
          </table:table-cell>
        </table:table-row>
        <table:table-row table:style-name="ro3">
          <table:table-cell office:value-type="string">
            <text:p>The Abbieannia Problem</text:p>
          </table:table-cell>
          <table:table-cell office:value-type="string">
            <text:p>Text</text:p>
          </table:table-cell>
          <table:table-cell table:style-name="ce2" office:value-type="string">
            <text:p><text:span text:style-name="T1"><text:a xlink:href="http://blackcrownproject.com/miasma/scree/p/darger/abbieanniaproblem">http://blackcrownproject.com/miasma/scree/p/darger/abbieanniaproblem</text:a></text:span>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The Roasting Dance</text:p>
          </table:table-cell>
          <table:table-cell office:value-type="string">
            <text:p>Text</text:p>
          </table:table-cell>
          <table:table-cell office:value-type="string">
            <text:p><text:a xlink:href="http://blackcrownproject.com/miasma/scree/p/darger/theroastingdance">http://blackcrownproject.com/miasma/scree/p/darger/theroastingdance</text:a>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string">
            <text:p>Y</text:p>
          </table:table-cell>
        </table:table-row>
        <table:table-row table:style-name="ro3">
          <table:table-cell office:value-type="string">
            <text:p>The Pilot's Book Fragment K23</text:p>
          </table:table-cell>
          <table:table-cell office:value-type="string">
            <text:p>Text</text:p>
          </table:table-cell>
          <table:table-cell table:style-name="ce2" office:value-type="string">
            <text:p><text:span text:style-name="T1"><text:a xlink:href="http://blackcrownproject.com/miasma/scree/d/livropilotok23">http://blackcrownproject.com/miasma/scree/d/livropilotok23</text:a></text:span>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Y</text:p>
          </table:table-cell>
        </table:table-row>
        <table:table-row table:style-name="ro3">
          <table:table-cell office:value-type="string">
            <text:p>The Pilot's Book Fragment K894</text:p>
          </table:table-cell>
          <table:table-cell office:value-type="string">
            <text:p>Text</text:p>
          </table:table-cell>
          <table:table-cell table:style-name="ce2" office:value-type="string">
            <text:p><text:span text:style-name="T1"><text:a xlink:href="http://blackcrownproject.com/miasma/scree/d/livropilotok894">http://blackcrownproject.com/miasma/scree/d/livropilotok894</text:a></text:span>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The Semestress</text:p>
          </table:table-cell>
          <table:table-cell office:value-type="string">
            <text:p>Item</text:p>
          </table:table-cell>
          <table:table-cell office:value-type="string">
            <text:p><text:a xlink:href="http://blackcrownproject.com/miasma/cellarhorizon/plucked/semestress">http://blackcrownproject.com/miasma/cellarhorizon/plucked/semestress</text:a>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The Weevil Hunt</text:p>
          </table:table-cell>
          <table:table-cell office:value-type="string">
            <text:p>Text</text:p>
          </table:table-cell>
          <table:table-cell office:value-type="string">
            <text:p><text:a xlink:href="http://blackcrownproject.com/miasma/scree/p/darger/weevilhunt">http://blackcrownproject.com/miasma/scree/p/darger/weevilhunt</text:a>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Y</text:p>
          </table:table-cell>
        </table:table-row>
        <table:table-row table:style-name="ro3">
          <table:table-cell office:value-type="string">
            <text:p>The Bowspirit</text:p>
          </table:table-cell>
          <table:table-cell office:value-type="string">
            <text:p>Text</text:p>
          </table:table-cell>
          <table:table-cell table:style-name="ce2" office:value-type="string">
            <text:p><text:span text:style-name="T1"><text:a xlink:href="http://blackcrownproject.com/miasma/scree/d/bowspirit">http://blackcrownproject.com/miasma/scree/d/bowspirit</text:a></text:span>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The Tight Walk P8923</text:p>
          </table:table-cell>
          <table:table-cell office:value-type="string">
            <text:p>Text</text:p>
          </table:table-cell>
          <table:table-cell office:value-type="string">
            <text:p><text:a xlink:href="http://blackcrownproject.com/miasma/scree/d/roadskilledp8923">http://blackcrownproject.com/miasma/scree/d/roadskilledp8923</text:a>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No Ingress K29</text:p>
          </table:table-cell>
          <table:table-cell office:value-type="string">
            <text:p>Text</text:p>
          </table:table-cell>
          <table:table-cell office:value-type="string">
            <text:p><text:a xlink:href="http://blackcrownproject.com/miasma/scree/d/boring/noingress/k29">http://blackcrownproject.com/miasma/scree/d/boring/noingress/k29</text:a>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The Pageant Weevil</text:p>
          </table:table-cell>
          <table:table-cell office:value-type="string">
            <text:p>Item</text:p>
          </table:table-cell>
          <table:table-cell office:value-type="string">
            <text:p><text:a xlink:href="http://blackcrownproject.com/miasma/strata/bestiary/curculionoidea/pageantweevil">http://blackcrownproject.com/miasma/strata/bestiary/curculionoidea/pageantweevil</text:a>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A Record Of Breath</text:p>
          </table:table-cell>
          <table:table-cell office:value-type="string">
            <text:p>Item</text:p>
          </table:table-cell>
          <table:table-cell office:value-type="string">
            <text:p><text:a xlink:href="http://blackcrownproject.com/miasma/kjokkenmoddings/">http://blackcrownproject.com/miasma/kjokkenmoddings/</text:a>patinae28739 </text:p>
          </table:table-cell>
          <table:table-cell table:number-columns-repeated="3" office:value-type="string">
            <text:p>N/A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A Record Of Breath</text:p>
          </table:table-cell>
          <table:table-cell office:value-type="string">
            <text:p>Item </text:p>
          </table:table-cell>
          <table:table-cell office:value-type="string">
            <text:p>http://blackcrownproject.com/miasma/kjokkenmoddings/patinae28738 </text:p>
          </table:table-cell>
          <table:table-cell table:number-columns-repeated="3" office:value-type="string">
            <text:p>N/A</text:p>
          </table:table-cell>
          <table:table-cell table:number-columns-repeated="2" office:value-type="string">
            <text:p>Y</text:p>
          </table:table-cell>
        </table:table-row>
        <table:table-row table:style-name="ro2">
          <table:table-cell office:value-type="string">
            <text:p>Jenny Garganta</text:p>
          </table:table-cell>
          <table:table-cell office:value-type="string">
            <text:p>Item</text:p>
          </table:table-cell>
          <table:table-cell office:value-type="string">
            <text:p><text:a xlink:href="http://blackcrownproject.com/kjokkenmoddings/">http://blackcrownproject.com/kjokkenmoddings/</text:a>jennygarganta</text:p>
          </table:table-cell>
          <table:table-cell table:number-columns-repeated="2" office:value-type="string">
            <text:p>N/A</text:p>
          </table:table-cell>
          <table:table-cell table:number-columns-repeated="3" office:value-type="string">
            <text:p>Y</text:p>
          </table:table-cell>
        </table:table-row>
        <table:table-row table:style-name="ro4">
          <table:table-cell office:value-type="string">
            <text:p>The Vase And The Cup K20</text:p>
          </table:table-cell>
          <table:table-cell office:value-type="string">
            <text:p>Text</text:p>
          </table:table-cell>
          <table:table-cell table:style-name="ce3" office:value-type="string">
            <text:p><text:span text:style-name="T2"><text:a xlink:href="http://blackcrownproject.com/kjokkenmoddings/vaseandcupk20">http://blackcrownproject.com/kjokkenmoddings/vaseandcupk20</text:a></text:span></text:p>
          </table:table-cell>
          <table:table-cell table:number-columns-repeated="2" office:value-type="string">
            <text:p>N/A</text:p>
          </table:table-cell>
          <table:table-cell table:number-columns-repeated="3" office:value-type="string">
            <text:p>Y</text:p>
          </table:table-cell>
        </table:table-row>
        <table:table-row table:style-name="ro2">
          <table:table-cell office:value-type="string">
            <text:p>Incineration Order [Incinerated Misc. K97]</text:p>
          </table:table-cell>
          <table:table-cell office:value-type="string">
            <text:p>Text</text:p>
          </table:table-cell>
          <table:table-cell office:value-type="string">
            <text:p><text:a xlink:href="http://blackcrownproject.com/kjokkenmoddings/misccremainsk97">http://blackcrownproject.com/kjokkenmoddings/misccremainsk97</text:a></text:p>
          </table:table-cell>
          <table:table-cell table:number-columns-repeated="2" office:value-type="string">
            <text:p>N/A</text:p>
          </table:table-cell>
          <table:table-cell table:number-columns-repeated="3" office:value-type="string">
            <text:p>Y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aseandcu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sccremain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14/05/2013</text:date>, <text:time>14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16:28:07.94</meta:creation-date>
    <dc:date>2013-05-14T14:05:03.13</dc:date>
    <meta:editing-duration>PT10H56M16S</meta:editing-duration>
    <meta:editing-cycles>4</meta:editing-cycles>
    <meta:generator>OpenOffice.org/3.4.1$Win32 OpenOffice.org_project/341m1$Build-9593</meta:generator>
    <meta:document-statistic meta:table-count="1" meta:cell-count="147" meta:object-count="0"/>
  </office:meta>
</office:document-meta>
</file>